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ManagerWithPackagesToScanConfiguration.persistenceManagedTypes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istenceManagedTypesBeanRegistrationAotProcessorTests.compile( GenericApplicationContext applicationContext , BiConsumer &lt; ApplicationContextInitializer &lt; GenericApplicationContext &gt; , Compiled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ityManagerWithPackagesToScanConfiguration.mock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ManagerWithPackagesToScanConfiguration.entityManagerFactory( DataSource dataSource , JpaVendorAdapter jpaVendorAdapter , PersistenceManagedTypes persistenceManaged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istenceManagedTypesBeanRegistrationAotProcessorTests.contributeHints( GenericApplicationContext applicationContext , Consumer &lt; RuntimeHints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istenceManagedTypesBeanRegistrationAotProcessorTests.contribute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ersistenceManagedTypesBeanRegistrationAotProcessorTests.toFreshApplicationContext( ApplicationContextInitializer &lt; GenericApplicationContext &gt; 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ManagerWithPackagesToScanConfiguration.jpaVendo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istenceManagedTypesBeanRegistrationAotProcessorTests.processEntityManagerWithPackagesTo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